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" fo:font-size="10pt" fo:language="de" fo:country="DE" fo:font-weight="normal" style:font-name-asian="Ari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6pt" fo:language="de" fo:country="DE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501cm"/>
        </style:tab-stops>
      </style:paragraph-properties>
      <style:text-properties style:font-name="Times New Roman" fo:font-size="16pt" fo:language="de" fo:country="DE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6pt" fo:language="de" fo:country="DE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501cm"/>
        </style:tab-stops>
      </style:paragraph-properties>
      <style:text-properties style:font-name="Times New Roman" fo:font-size="12pt" fo:language="de" fo:country="DE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.501cm" style:auto-text-indent="false" style:text-autospace="none">
        <style:tab-stops>
          <style:tab-stop style:position="0.501cm"/>
        </style:tab-stops>
      </style:paragraph-properties>
      <style:text-properties style:font-name="Times New Roman" fo:font-size="12pt" fo:language="de" fo:country="DE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.501cm" style:auto-text-indent="false" style:text-autospace="none">
        <style:tab-stops>
          <style:tab-stop style:position="0.501cm"/>
        </style:tab-stops>
      </style:paragraph-properties>
      <style:text-properties style:font-name="Times New Roman" fo:font-size="14pt" fo:language="de" fo:country="DE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haltsverzeichnis</text:p>
      <text:p text:style-name="P4"/>
      <text:p text:style-name="P4"/>
      <text:p text:style-name="P4"/>
      <text:p text:style-name="P2">1. Einleitung<text:span text:style-name="T3"> .....................................................................................................<text:tab/>3</text:span></text:p>
      <text:p text:style-name="P6">1.1 Thema und Aufbau der Facharbeit ................................................................<text:tab/>3</text:p>
      <text:p text:style-name="P6">1.2 Was sind Algorithmen? .................................................................................<text:tab/>3</text:p>
      <text:p text:style-name="P6">1.3 Was sind Sortieralgorithmen? ....................................................................... <text:tab/>4</text:p>
      <text:p text:style-name="P6">1.4 Effizienz Untersuchung für Algorithmen ......................................................<text:tab/>5</text:p>
      <text:p text:style-name="P6">1.5 Pseudocode .................................................................................................... <text:tab/>7</text:p>
      <text:p text:style-name="P7"/>
      <text:p text:style-name="P7"/>
      <text:p text:style-name="P3">2. Eine Auswahl verschiedener Sortieralgorithmen <text:span text:style-name="T3">...............<text:tab/>7</text:span></text:p>
      <text:p text:style-name="P6">2.1 Insertionsort ...................................................................................................<text:tab/>7</text:p>
      <text:p text:style-name="P6">2.2 Bubblesort ......................................................................................................<text:tab/>9</text:p>
      <text:p text:style-name="P6">2.3 Selectionsort ...................................................................................................<text:tab/>11</text:p>
      <text:p text:style-name="P6">2.4 Quicksort ........................................................................................................<text:tab/>13</text:p>
      <text:p text:style-name="P6">2.5 Mergesort .......................................................................................................<text:tab/>16</text:p>
      <text:p text:style-name="P6"/>
      <text:p text:style-name="P5"/>
      <text:p text:style-name="P3">3. Schlusswort<text:span text:style-name="T3"> ..................................................................................................<text:tab/>19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3.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20:12:05</dc:date>
    <meta:print-date>2008-01-24T20:10:52</meta:print-date>
    <meta:editing-cycles>8</meta:editing-cycles>
    <meta:editing-duration>PT2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54" meta:character-count="1451"/>
  </office:meta>
</office:document-meta>
</file>